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  <style:style style:name="P15" style:parent-style-name="Normal" style:family="paragraph">
      <style:paragraph-properties fo:line-height="100%"/>
    </style:style>
    <style:style style:name="P16" style:parent-style-name="Normal" style:family="paragraph">
      <style:paragraph-properties fo:line-height="100%"/>
    </style:style>
    <style:style style:name="P17" style:parent-style-name="Normal" style:family="paragraph">
      <style:paragraph-properties fo:line-height="100%"/>
    </style:style>
    <style:style style:name="P18" style:parent-style-name="Normal" style:family="paragraph">
      <style:paragraph-properties fo:line-height="100%"/>
    </style:style>
    <style:style style:name="P19" style:parent-style-name="Normal" style:family="paragraph">
      <style:paragraph-properties fo:line-height="100%"/>
    </style:style>
    <style:style style:name="P20" style:parent-style-name="Normal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Normal" style:family="paragraph">
      <style:paragraph-properties fo:line-height="100%"/>
    </style:style>
    <style:style style:name="P23" style:parent-style-name="Normal" style:family="paragraph">
      <style:paragraph-properties fo:line-height="100%"/>
    </style:style>
    <style:style style:name="P24" style:parent-style-name="Normal" style:family="paragraph">
      <style:paragraph-properties fo:line-height="100%"/>
    </style:style>
    <style:style style:name="P25" style:parent-style-name="Normal" style:family="paragraph">
      <style:paragraph-properties fo:line-height="100%"/>
    </style:style>
    <style:style style:name="P26" style:parent-style-name="Normal" style:family="paragraph">
      <style:paragraph-properties fo:line-height="100%"/>
    </style:style>
    <style:style style:name="P27" style:parent-style-name="Normal" style:family="paragraph">
      <style:paragraph-properties fo:line-height="100%"/>
    </style:style>
  </office:automatic-styles>
  <office:body>
    <office:text text:use-soft-page-breaks="true">
      <text:p text:style-name="P1">Parts List for Dog Respirator</text:p>
      <text:p text:style-name="P2">1 x <text:s/>SurgiVet free flow respirator cup</text:p>
      <text:p text:style-name="P3">2 x PVC, T coupling, ½” x ¾ “<text:s/></text:p>
      <text:p text:style-name="P4">2 x 1” PVC, end cap, slip fitting<text:s/></text:p>
      <text:p text:style-name="P5">2 x PVC female reducer, ¾” x ½”, npt threaded</text:p>
      <text:p text:style-name="P6">1 x PVC male reducer, ¾” x ½”, npt threaded</text:p>
      <text:p text:style-name="P7">1 x PVC end cap, ½”, npt threaded</text:p>
      <text:p text:style-name="P8">3 x PVC, ¾” sch 40, 2” length</text:p>
      <text:p text:style-name="P9">6 x stainless steel washer, 3/16” x 1”</text:p>
      <text:p text:style-name="P10">4 x stainless steel washer, #8 x ¼”</text:p>
      <text:p text:style-name="P11">4 x stainless steel screw, #8 x 32, 2” length</text:p>
      <text:p text:style-name="P12">4 x stainless steel screw, #8 x 32, ¾” length</text:p>
      <text:p text:style-name="P13">8 x stainless steel lock nut, #8 x 32</text:p>
      <text:p text:style-name="P14">8 x stainless steel nut, #8 x 32</text:p>
      <text:p text:style-name="P15">2 x stainless steel spring, 3/8” x ¾”</text:p>
      <text:p text:style-name="P16">2 x steel loop bracket, 1”</text:p>
      <text:p text:style-name="P17">2 x rubber O ring, #8 x ¼”</text:p>
      <text:p text:style-name="P18">1 x rubber O ring, 1/8” x 4 ¼”</text:p>
      <text:p text:style-name="P19">2 x plastic gears, 1” dia.</text:p>
      <text:p text:style-name="P20">1 x natural rubber sheet, 1/16” thick</text:p>
      <text:p text:style-name="P21">1 x 3D printed adapter, 4 ¼” x 1”</text:p>
      <text:p text:style-name="P22">1 x nylon web strap w/Velcro</text:p>
      <text:p text:style-name="P23">Silicone grease</text:p>
      <text:p text:style-name="P24">Smooth-On Rebound 25 Silicone rubber molding compound<text:s/></text:p>
      <text:p text:style-name="P25">Smooth-On XTC-3D, brush on coating for 3D printed parts</text:p>
      <text:p text:style-name="P26">Epoxy<text:s/></text:p>
      <text:p text:style-name="P27">PVC cement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dward Larson</meta:initial-creator>
    <dc:creator>Edward Larson</dc:creator>
    <meta:creation-date>2017-06-01T14:39:00Z</meta:creation-date>
    <dc:date>2017-06-01T15:19:00Z</dc:date>
    <meta:template xlink:href="Normal" xlink:type="simple"/>
    <meta:editing-cycles>5</meta:editing-cycles>
    <meta:editing-duration>PT2400S</meta:editing-duration>
    <meta:document-statistic meta:page-count="2" meta:paragraph-count="1" meta:word-count="138" meta:character-count="925" meta:row-count="6" meta:non-whitespace-character-count="788"/>
  </office:meta>
</office:document-meta>
</file>